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0E0000067FD04AC7FEAC0578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4.059in"/>
    </style:style>
    <style:style style:name="tested.B" style:family="table-column">
      <style:table-column-properties style:column-width="2.8681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2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DejaVu Sans" officeooo:rsid="001626ba" officeooo:paragraph-rsid="001626ba"/>
    </style:style>
    <style:style style:name="P6" style:family="paragraph" style:parent-style-name="Text_20_body">
      <style:text-properties style:text-line-through-style="solid" style:text-line-through-type="single" style:font-name="DejaVu Sans" fo:font-size="11pt" officeooo:paragraph-rsid="001626ba" style:font-size-asian="11pt" style:font-size-complex="11pt"/>
    </style:style>
    <style:style style:name="P7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officeooo:rsid="00433b82" officeooo:paragraph-rsid="00433b82"/>
    </style:style>
    <style:style style:name="P9" style:family="paragraph" style:parent-style-name="Heading_20_1">
      <style:text-properties style:font-name="DejaVu Sans" officeooo:rsid="001626ba" officeooo:paragraph-rsid="001626ba"/>
    </style:style>
    <style:style style:name="P10" style:family="paragraph" style:parent-style-name="Table_20_Contents">
      <style:text-properties style:font-name="DejaVu Sans" fo:font-size="10pt" style:font-size-asian="10pt" style:font-size-complex="10pt"/>
    </style:style>
    <style:style style:name="P11" style:family="paragraph" style:parent-style-name="Table_20_Contents">
      <style:text-properties style:font-name="DejaVu Sans" fo:font-size="10pt" officeooo:rsid="00374b4b" officeooo:paragraph-rsid="00374b4b" style:font-size-asian="10pt" style:font-size-complex="10pt"/>
    </style:style>
    <style:style style:name="P12" style:family="paragraph" style:parent-style-name="Table_20_Contents">
      <style:text-properties style:font-name="DejaVu Sans" fo:font-size="10pt" officeooo:rsid="00374b4b" officeooo:paragraph-rsid="0038010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0pt" officeooo:rsid="001626ba" officeooo:paragraph-rsid="001626ba" style:font-size-asian="10pt" style:font-size-complex="10pt"/>
    </style:style>
    <style:style style:name="P14" style:family="paragraph" style:parent-style-name="Table_20_Contents">
      <style:text-properties style:font-name="DejaVu Sans" fo:font-size="10pt" officeooo:rsid="0039e475" officeooo:paragraph-rsid="0039e475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3c5f6f" officeooo:paragraph-rsid="003c5f6f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3e2fcb" officeooo:paragraph-rsid="003e2fcb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3e2fcb" officeooo:paragraph-rsid="003ef996" style:font-size-asian="10pt" style:font-size-complex="10pt"/>
    </style:style>
    <style:style style:name="P18" style:family="paragraph" style:parent-style-name="Table_20_Contents">
      <style:text-properties style:font-name="DejaVu Sans" fo:font-size="10pt" officeooo:rsid="003e2fcb" officeooo:paragraph-rsid="0040c266" style:font-size-asian="10pt" style:font-size-complex="10pt"/>
    </style:style>
    <style:style style:name="P19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officeooo:rsid="001d24ae"/>
    </style:style>
    <style:style style:name="T3" style:family="text">
      <style:text-properties officeooo:rsid="0021861e"/>
    </style:style>
    <style:style style:name="T4" style:family="text">
      <style:text-properties officeooo:rsid="0030d3b6"/>
    </style:style>
    <style:style style:name="T5" style:family="text">
      <style:text-properties officeooo:rsid="00380109"/>
    </style:style>
    <style:style style:name="T6" style:family="text">
      <style:text-properties officeooo:rsid="003af042"/>
    </style:style>
    <style:style style:name="T7" style:family="text">
      <style:text-properties officeooo:rsid="003b2d02"/>
    </style:style>
    <style:style style:name="T8" style:family="text">
      <style:text-properties officeooo:rsid="003ef996"/>
    </style:style>
    <style:style style:name="T9" style:family="text">
      <style:text-properties officeooo:rsid="0040c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hecklist for testing</text:h>
      <text:p text:style-name="P5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4">Your name</text:p>
          </table:table-cell>
          <table:table-cell table:style-name="dat.B1" office:value-type="string">
            <text:p text:style-name="P7"/>
          </table:table-cell>
        </table:table-row>
        <table:table-row>
          <table:table-cell table:style-name="dat.A2" office:value-type="string">
            <text:p text:style-name="P4">Date of testing</text:p>
          </table:table-cell>
          <table:table-cell table:style-name="dat.B2" office:value-type="string">
            <text:p text:style-name="P7"/>
          </table:table-cell>
        </table:table-row>
        <table:table-row>
          <table:table-cell table:style-name="dat.A2" office:value-type="string">
            <text:p text:style-name="P2">What browser did you test?</text:p>
          </table:table-cell>
          <table:table-cell table:style-name="dat.B2" office:value-type="string">
            <text:p text:style-name="P7"/>
          </table:table-cell>
        </table:table-row>
        <table:table-row>
          <table:table-cell table:style-name="dat.A2" office:value-type="string">
            <text:p text:style-name="P3">What <text:span text:style-name="T2">version of did you test?</text:span></text:p>
          </table:table-cell>
          <table:table-cell table:style-name="dat.B2" office:value-type="string">
            <text:p text:style-name="P7"/>
          </table:table-cell>
        </table:table-row>
      </table:table>
      <text:p text:style-name="P6"/>
      <text:p text:style-name="P1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3">feature</text:p>
          </table:table-cell>
          <table:table-cell table:style-name="tested.B1" office:value-type="string">
            <text:p text:style-name="P13">result / <text:span text:style-name="T4">remarks</text:span></text:p>
          </table:table-cell>
        </table:table-row>
        <table:table-row>
          <table:table-cell table:style-name="tested.A2" office:value-type="string">
            <text:p text:style-name="P11">Save attachment to DAV </text:p>
            <text:p text:style-name="P11">w/o `Must specify destination folder` checked w/ default folder set to root</text:p>
          </table:table-cell>
          <table:table-cell table:style-name="tested.B2" office:value-type="string">
            <text:p text:style-name="P10"/>
            <text:p text:style-name="P10"/>
          </table:table-cell>
        </table:table-row>
        <table:table-row>
          <table:table-cell table:style-name="tested.A2" office:value-type="string">
            <text:p text:style-name="P11">Save attachment to DAV with </text:p>
            <text:p text:style-name="P11">w<text:span text:style-name="T5">ith</text:span> `Must specify destination folder` checked</text:p>
            <text:p text:style-name="P11">w/ default folder set to root</text:p>
          </table:table-cell>
          <table:table-cell table:style-name="tested.B2" office:value-type="string">
            <text:p text:style-name="P10"/>
            <text:p text:style-name="P10"/>
          </table:table-cell>
        </table:table-row>
        <table:table-row>
          <table:table-cell table:style-name="tested.A2" office:value-type="string">
            <text:p text:style-name="P11">Save attachment to DAV <text:line-break/>w/<text:span text:style-name="T5">o</text:span> `Must specify destination folder` checked, </text:p>
            <text:p text:style-name="P11">default folder set to subfolder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1">Save attachment to DAV </text:p>
            <text:p text:style-name="P11">with `Must specify destination folder` checked</text:p>
            <text:p text:style-name="P11">default folder set to subfolder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2">Save attachment to DAV <text:span text:style-name="T5">or go to WebDAV tab without password stored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4">Drag and drop email<text:span text:style-name="T6">(s)</text:span> to Zimlet panel, <text:span text:style-name="T7">and mix messages and conversations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5">Browse in the WebDAV tab via the folder tree on the left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5">Browse in the WebDAV tab via the list in the middle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Download/rename/delete folder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Download/rename/delete file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Upload Files (do a multiselect)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Create folder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Send links from WebDAV tab <text:span text:style-name="T8">as public link without password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7">Send links from WebDAV tab <text:span text:style-name="T8">as public link with password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7">Send links from WebDAV tab <text:span text:style-name="T8">as internal link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Send as attachment from WebDAV tab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6">Send links from <text:span text:style-name="T9">attach dialog when composing mail</text:span> <text:span text:style-name="T8">as public link without password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8">Send links from <text:span text:style-name="T9">attach dialog when composing mail</text:span> <text:span text:style-name="T8">as public link with password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8">Send links from <text:span text:style-name="T9">attach dialog when composing mail</text:span> <text:span text:style-name="T8">as internal link</text:span></text:p>
          </table:table-cell>
          <table:table-cell table:style-name="tested.B2" office:value-type="string">
            <text:p text:style-name="P10"/>
          </table:table-cell>
        </table:table-row>
        <table:table-row>
          <table:table-cell table:style-name="tested.A2" office:value-type="string">
            <text:p text:style-name="P18">Send as attachment from <text:span text:style-name="T9">attach dialog when composing mail</text:span></text:p>
          </table:table-cell>
          <table:table-cell table:style-name="tested.B2" office:value-type="string">
            <text:p text:style-name="P10"/>
          </table:table-cell>
        </table:table-row>
      </table:table>
      <text:p text:style-name="P8"><text:span text:style-name="T1">Remark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6.3189in" svg:y="-0.2366in" svg:width="0.4902in" svg:height="0.5299in" draw:z-index="0"><draw:image xlink:href="Pictures/100002010000060E0000067FD04AC7FEAC057859.png" xlink:type="simple" xlink:show="embed" xlink:actuate="onLoad"/></draw:frame>Zimbra WebDAV Client <text:s text:c="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10-26T13:40:42.350121716</dc:date>
    <meta:editing-duration>PT1H8M16S</meta:editing-duration>
    <meta:editing-cycles>47</meta:editing-cycles>
    <meta:generator>LibreOffice/5.1.6.2.0$Linux_X86_64 LibreOffice_project/10$Build-2</meta:generator>
    <meta:document-statistic meta:table-count="2" meta:image-count="1" meta:object-count="0" meta:page-count="1" meta:paragraph-count="36" meta:word-count="233" meta:character-count="1408" meta:non-whitespace-character-count="1197"/>
  </office:meta>
</office:document-meta>
</file>